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3343c6" officeooo:paragraph-rsid="0044a6f1" style:font-weight-asian="bold" style:font-weight-complex="bold"/>
    </style:style>
    <style:style style:name="P2" style:family="paragraph" style:parent-style-name="Standard">
      <style:paragraph-properties fo:text-align="center" style:justify-single-word="false"/>
      <style:text-properties fo:font-weight="bold" officeooo:rsid="0047d141" officeooo:paragraph-rsid="0047d141" style:font-weight-asian="bold" style:font-weight-complex="bold"/>
    </style:style>
    <style:style style:name="P3" style:family="paragraph" style:parent-style-name="Standard">
      <style:text-properties fo:font-weight="normal" officeooo:rsid="001b354c" officeooo:paragraph-rsid="0044a6f1" style:font-weight-asian="normal" style:font-weight-complex="normal"/>
    </style:style>
    <style:style style:name="P4" style:family="paragraph" style:parent-style-name="Standard">
      <style:text-properties fo:font-weight="normal" officeooo:rsid="00068061" officeooo:paragraph-rsid="0044a6f1" style:font-weight-asian="normal" style:font-weight-complex="normal"/>
    </style:style>
    <style:style style:name="P5" style:family="paragraph" style:parent-style-name="Standard">
      <style:text-properties fo:font-weight="normal" officeooo:rsid="002db334" officeooo:paragraph-rsid="0044a6f1" style:font-weight-asian="normal" style:font-weight-complex="normal"/>
    </style:style>
    <style:style style:name="P6" style:family="paragraph" style:parent-style-name="Standard">
      <style:text-properties fo:font-weight="normal" officeooo:rsid="0031faad" officeooo:paragraph-rsid="0044a6f1" style:font-weight-asian="normal" style:font-weight-complex="normal"/>
    </style:style>
    <style:style style:name="P7" style:family="paragraph" style:parent-style-name="Standard">
      <style:text-properties fo:font-weight="normal" officeooo:rsid="003343c6" officeooo:paragraph-rsid="0044a6f1" style:font-weight-asian="normal" style:font-weight-complex="normal"/>
    </style:style>
    <style:style style:name="P8" style:family="paragraph" style:parent-style-name="Standard">
      <style:text-properties fo:font-weight="normal" officeooo:rsid="0042dd4c" officeooo:paragraph-rsid="0044a6f1" style:font-weight-asian="normal" style:font-weight-complex="normal"/>
    </style:style>
    <style:style style:name="P9" style:family="paragraph" style:parent-style-name="Standard">
      <style:text-properties fo:font-weight="normal" officeooo:rsid="0039e977" officeooo:paragraph-rsid="0044a6f1" style:font-weight-asian="normal" style:font-weight-complex="normal"/>
    </style:style>
    <style:style style:name="P10" style:family="paragraph" style:parent-style-name="Standard">
      <style:text-properties fo:font-weight="normal" officeooo:rsid="0030a683" officeooo:paragraph-rsid="0044a6f1" style:font-weight-asian="normal" style:font-weight-complex="normal"/>
    </style:style>
    <style:style style:name="P11" style:family="paragraph" style:parent-style-name="Standard">
      <style:paragraph-properties fo:text-align="center" style:justify-single-word="false"/>
      <style:text-properties fo:font-weight="normal" officeooo:rsid="0046c779" officeooo:paragraph-rsid="0047d141" style:font-weight-asian="normal" style:font-weight-complex="normal"/>
    </style:style>
    <style:style style:name="P12" style:family="paragraph" style:parent-style-name="Standard">
      <style:paragraph-properties fo:text-align="center" style:justify-single-word="false"/>
      <style:text-properties fo:font-weight="normal" officeooo:rsid="0047d141" officeooo:paragraph-rsid="0047d141" style:font-weight-asian="normal" style:font-weight-complex="normal"/>
    </style:style>
    <style:style style:name="P13" style:family="paragraph" style:parent-style-name="Standard">
      <style:text-properties officeooo:rsid="00074eac" officeooo:paragraph-rsid="0044a6f1"/>
    </style:style>
    <style:style style:name="P14" style:family="paragraph" style:parent-style-name="Standard">
      <style:text-properties officeooo:rsid="00074eac" officeooo:paragraph-rsid="00464c78"/>
    </style:style>
    <style:style style:name="P15" style:family="paragraph" style:parent-style-name="Standard">
      <style:text-properties officeooo:rsid="000c308a" officeooo:paragraph-rsid="0046c779"/>
    </style:style>
    <style:style style:name="P16" style:family="paragraph" style:parent-style-name="Standard">
      <style:text-properties officeooo:rsid="00227a10" officeooo:paragraph-rsid="0044a6f1"/>
    </style:style>
    <style:style style:name="P17" style:family="paragraph" style:parent-style-name="Standard">
      <style:paragraph-properties fo:break-before="page"/>
      <style:text-properties fo:font-weight="normal" officeooo:rsid="002db334" officeooo:paragraph-rsid="0044a6f1" style:font-weight-asian="normal" style:font-weight-complex="normal"/>
    </style:style>
    <style:style style:name="P18" style:family="paragraph" style:parent-style-name="Standard">
      <style:paragraph-properties fo:break-before="page"/>
      <style:text-properties fo:font-weight="normal" officeooo:rsid="0046c779" officeooo:paragraph-rsid="0047d141" style:font-weight-asian="normal" style:font-weight-complex="normal"/>
    </style:style>
    <style:style style:name="P19" style:family="paragraph" style:parent-style-name="Standard">
      <style:paragraph-properties fo:text-align="center" style:justify-single-word="false"/>
      <style:text-properties fo:font-weight="normal" officeooo:rsid="0046c779" officeooo:paragraph-rsid="0049f688" style:font-weight-asian="normal" style:font-weight-complex="normal"/>
    </style:style>
    <style:style style:name="P20" style:family="paragraph" style:parent-style-name="Standard">
      <style:paragraph-properties fo:text-align="center" style:justify-single-word="false"/>
      <style:text-properties fo:font-weight="normal" officeooo:rsid="0047d141" officeooo:paragraph-rsid="0049f688" style:font-weight-asian="normal" style:font-weight-complex="normal"/>
    </style:style>
    <style:style style:name="P21" style:family="paragraph" style:parent-style-name="Standard">
      <style:text-properties fo:font-weight="normal" officeooo:rsid="00068061" officeooo:paragraph-rsid="0049f688" style:font-weight-asian="normal" style:font-weight-complex="normal"/>
    </style:style>
    <style:style style:name="P22" style:family="paragraph" style:parent-style-name="Standard">
      <style:text-properties fo:font-weight="normal" officeooo:rsid="001b354c" officeooo:paragraph-rsid="0049f688" style:font-weight-asian="normal" style:font-weight-complex="normal"/>
    </style:style>
    <style:style style:name="P23" style:family="paragraph" style:parent-style-name="Standard">
      <style:text-properties fo:font-weight="normal" officeooo:rsid="0039e977" officeooo:paragraph-rsid="0049f688" style:font-weight-asian="normal" style:font-weight-complex="normal"/>
    </style:style>
    <style:style style:name="P24" style:family="paragraph" style:parent-style-name="Standard">
      <style:text-properties fo:font-weight="normal" officeooo:rsid="0031faad" officeooo:paragraph-rsid="0049f688" style:font-weight-asian="normal" style:font-weight-complex="normal"/>
    </style:style>
    <style:style style:name="P25" style:family="paragraph" style:parent-style-name="Standard">
      <style:text-properties fo:font-weight="normal" officeooo:rsid="0030a683" officeooo:paragraph-rsid="0049f688" style:font-weight-asian="normal" style:font-weight-complex="normal"/>
    </style:style>
    <style:style style:name="P26" style:family="paragraph" style:parent-style-name="Standard">
      <style:text-properties fo:font-weight="normal" officeooo:rsid="002db334" officeooo:paragraph-rsid="0049f688" style:font-weight-asian="normal" style:font-weight-complex="normal"/>
    </style:style>
    <style:style style:name="P27" style:family="paragraph" style:parent-style-name="Standard">
      <style:text-properties fo:font-weight="normal" officeooo:rsid="0049627c" officeooo:paragraph-rsid="0049f688" style:font-weight-asian="normal" style:font-weight-complex="normal"/>
    </style:style>
    <style:style style:name="P28" style:family="paragraph" style:parent-style-name="Standard">
      <style:text-properties officeooo:rsid="00074eac" officeooo:paragraph-rsid="0049f688"/>
    </style:style>
    <style:style style:name="P29" style:family="paragraph" style:parent-style-name="Standard">
      <style:text-properties officeooo:rsid="000c308a" officeooo:paragraph-rsid="0049f688"/>
    </style:style>
    <style:style style:name="P30" style:family="paragraph" style:parent-style-name="Standard">
      <style:text-properties officeooo:rsid="00227a10" officeooo:paragraph-rsid="0049f688"/>
    </style:style>
    <style:style style:name="P31" style:family="paragraph" style:parent-style-name="Standard">
      <style:text-properties fo:font-weight="bold" officeooo:rsid="003343c6" officeooo:paragraph-rsid="0049f688" style:font-weight-asian="bold" style:font-weight-complex="bold"/>
    </style:style>
    <style:style style:name="P32" style:family="paragraph" style:parent-style-name="Standard">
      <style:text-properties fo:font-weight="bold" officeooo:rsid="0049627c" officeooo:paragraph-rsid="0049f688" style:font-weight-asian="bold" style:font-weight-complex="bold"/>
    </style:style>
    <style:style style:name="P33" style:family="paragraph" style:parent-style-name="Standard">
      <style:paragraph-properties fo:text-align="center" style:justify-single-word="false"/>
      <style:text-properties fo:font-weight="bold" officeooo:rsid="0047d141" officeooo:paragraph-rsid="0049f688" style:font-weight-asian="bold" style:font-weight-complex="bold"/>
    </style:style>
    <style:style style:name="P34" style:family="paragraph" style:parent-style-name="Standard">
      <style:text-properties officeooo:paragraph-rsid="0049f688"/>
    </style:style>
    <style:style style:name="P35" style:family="paragraph" style:parent-style-name="Standard">
      <style:paragraph-properties fo:break-before="page"/>
      <style:text-properties fo:font-weight="normal" officeooo:rsid="0046c779" officeooo:paragraph-rsid="0049f688" style:font-weight-asian="normal" style:font-weight-complex="normal"/>
    </style:style>
    <style:style style:name="P36" style:family="paragraph" style:parent-style-name="Standard">
      <style:paragraph-properties fo:break-before="page"/>
      <style:text-properties fo:font-weight="normal" officeooo:rsid="002db334" officeooo:paragraph-rsid="0049f688" style:font-weight-asian="normal" style:font-weight-complex="normal"/>
    </style:style>
    <style:style style:name="T1" style:family="text">
      <style:text-properties officeooo:rsid="000e016a"/>
    </style:style>
    <style:style style:name="T2" style:family="text">
      <style:text-properties fo:font-weight="bold" style:font-weight-asian="bold" style:font-weight-complex="bold"/>
    </style:style>
    <style:style style:name="T3" style:family="text">
      <style:text-properties fo:font-weight="bold" officeooo:rsid="00235ed8" style:font-weight-asian="bold" style:font-weight-complex="bold"/>
    </style:style>
    <style:style style:name="T4" style:family="text">
      <style:text-properties officeooo:rsid="00074eac"/>
    </style:style>
    <style:style style:name="T5" style:family="text">
      <style:text-properties officeooo:rsid="001c8de6"/>
    </style:style>
    <style:style style:name="T6" style:family="text">
      <style:text-properties officeooo:rsid="001fd4ad"/>
    </style:style>
    <style:style style:name="T7" style:family="text">
      <style:text-properties officeooo:rsid="00235ed8"/>
    </style:style>
    <style:style style:name="T8" style:family="text">
      <style:text-properties fo:font-weight="normal" style:font-weight-asian="normal" style:font-weight-complex="normal"/>
    </style:style>
    <style:style style:name="T9" style:family="text">
      <style:text-properties fo:font-weight="normal" officeooo:rsid="003343c6" style:font-weight-asian="normal" style:font-weight-complex="normal"/>
    </style:style>
    <style:style style:name="T10" style:family="text">
      <style:text-properties fo:font-weight="normal" officeooo:rsid="003f52bd" style:font-weight-asian="normal" style:font-weight-complex="normal"/>
    </style:style>
    <style:style style:name="T11" style:family="text">
      <style:text-properties fo:font-weight="normal" officeooo:rsid="0040e18b" style:font-weight-asian="normal" style:font-weight-complex="normal"/>
    </style:style>
    <style:style style:name="T12" style:family="text">
      <style:text-properties fo:font-weight="normal" officeooo:rsid="003070d1" style:font-weight-asian="normal" style:font-weight-complex="normal"/>
    </style:style>
    <style:style style:name="T13" style:family="text">
      <style:text-properties fo:font-weight="normal" officeooo:rsid="001fd4ad" style:font-weight-asian="normal" style:font-weight-complex="normal"/>
    </style:style>
    <style:style style:name="T14" style:family="text">
      <style:text-properties fo:font-weight="normal" officeooo:rsid="00464c78" style:font-weight-asian="normal" style:font-weight-complex="normal"/>
    </style:style>
    <style:style style:name="T15" style:family="text">
      <style:text-properties fo:font-weight="normal" officeooo:rsid="000e016a" style:font-weight-asian="normal" style:font-weight-complex="normal"/>
    </style:style>
    <style:style style:name="T16" style:family="text">
      <style:text-properties fo:font-weight="normal" officeooo:rsid="0046c779" style:font-weight-asian="normal" style:font-weight-complex="normal"/>
    </style:style>
    <style:style style:name="T17" style:family="text">
      <style:text-properties fo:font-weight="normal" officeooo:rsid="003f3fe6" style:font-weight-asian="normal" style:font-weight-complex="normal"/>
    </style:style>
    <style:style style:name="T18" style:family="text">
      <style:text-properties fo:font-weight="normal" officeooo:rsid="002c9a06" style:font-weight-asian="normal" style:font-weight-complex="normal"/>
    </style:style>
    <style:style style:name="T19" style:family="text">
      <style:text-properties fo:font-weight="normal" officeooo:rsid="00249ba9" style:font-weight-asian="normal" style:font-weight-complex="normal"/>
    </style:style>
    <style:style style:name="T20" style:family="text">
      <style:text-properties fo:font-weight="normal" officeooo:rsid="0027c9db" style:font-weight-asian="normal" style:font-weight-complex="normal"/>
    </style:style>
    <style:style style:name="T21" style:family="text">
      <style:text-properties fo:font-weight="normal" officeooo:rsid="00265708" style:font-weight-asian="normal" style:font-weight-complex="normal"/>
    </style:style>
    <style:style style:name="T22" style:family="text">
      <style:text-properties fo:font-weight="normal" officeooo:rsid="003ca829" style:font-weight-asian="normal" style:font-weight-complex="normal"/>
    </style:style>
    <style:style style:name="T23" style:family="text">
      <style:text-properties fo:font-weight="normal" officeooo:rsid="0049627c" style:font-weight-asian="normal" style:font-weight-complex="normal"/>
    </style:style>
    <style:style style:name="T24" style:family="text">
      <style:text-properties fo:font-weight="normal" officeooo:rsid="004a47f4" style:font-weight-asian="normal" style:font-weight-complex="normal"/>
    </style:style>
    <style:style style:name="T25" style:family="text">
      <style:text-properties officeooo:rsid="003070d1"/>
    </style:style>
    <style:style style:name="T26" style:family="text">
      <style:text-properties officeooo:rsid="003343c6"/>
    </style:style>
    <style:style style:name="T27" style:family="text">
      <style:text-properties style:text-position="super 58%" fo:font-style="italic" fo:font-weight="normal" officeooo:rsid="003343c6" style:font-style-asian="italic" style:font-weight-asian="normal" style:font-style-complex="italic" style:font-weight-complex="normal"/>
    </style:style>
    <style:style style:name="T28" style:family="text">
      <style:text-properties style:text-position="super 58%" fo:font-style="normal" fo:font-weight="normal" officeooo:rsid="0034542c"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fo:font-style="italic" fo:font-weight="normal" officeooo:rsid="003343c6" style:font-style-asian="italic" style:font-weight-asian="normal" style:font-style-complex="italic" style:font-weight-complex="normal"/>
    </style:style>
    <style:style style:name="T31" style:family="text">
      <style:text-properties fo:font-style="normal" fo:font-weight="normal" officeooo:rsid="003343c6" style:font-style-asian="normal" style:font-weight-asian="normal" style:font-style-complex="normal" style:font-weight-complex="normal"/>
    </style:style>
    <style:style style:name="T32" style:family="text">
      <style:text-properties fo:font-style="normal" fo:font-weight="normal" officeooo:rsid="0034542c" style:font-style-asian="normal" style:font-weight-asian="normal" style:font-style-complex="normal" style:font-weight-complex="normal"/>
    </style:style>
    <style:style style:name="T33" style:family="text">
      <style:text-properties officeooo:rsid="00381297"/>
    </style:style>
    <style:style style:name="T34" style:family="text">
      <style:text-properties officeooo:rsid="0039e977"/>
    </style:style>
    <style:style style:name="T35" style:family="text">
      <style:text-properties officeooo:rsid="0049627c"/>
    </style:style>
    <style:style style:name="T36" style:family="text">
      <style:text-properties officeooo:rsid="0042dd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3">A Comparison of Software Development Systems: Waterfall vs Agile</text:p>
      <text:p text:style-name="P20"/>
      <text:p text:style-name="P20"/>
      <text:p text:style-name="P20"/>
      <text:p text:style-name="P20"/>
      <text:p text:style-name="P20"/>
      <text:p text:style-name="P20"/>
      <text:p text:style-name="P20"/>
      <text:p text:style-name="P20"/>
      <text:p text:style-name="P20">By Greg Allen and Joel Benner</text:p>
      <text:p text:style-name="P20">Group 17</text:p>
      <text:p text:style-name="P20">26/10/2015</text:p>
      <text:p text:style-name="P35">Software development can be a tricky thing to get right, there are so many components to any project that it can be overwhelming. Luckily some strategies have been thought up and are well documented. Two of the most commonly used in business today are the waterfall and agile methods. <text:s/>While both have a few similarities they are two completely different approache<text:span text:style-name="T35">s</text:span> to solving the same problem. </text:p>
      <text:p text:style-name="P21"><text:tab/>The <text:span text:style-name="T25">w</text:span>aterfall <text:span text:style-name="T6">model</text:span> takes a sequential approach to software design. Software is designed in steps (usually being requirements, design, implementation, testing, installation, and maintenance). <text:span text:style-name="T36">You begin through requirements elicitation to discover what resources the project needs to be successful or if the project is achievable. Design and then implement the design and test the software to discover bugs or errors. If testing is successful the software is installed so the customer can begin using it and maintained throughout its life cycle. If testing results in a failure we go back to the first step to re-discover and re-define our project requirements.</text:span></text:p>
      <text:p text:style-name="P21"><text:span text:style-name="T7">E</text:span>ach step must be completed before the developers can move on to the <text:span text:style-name="T4">following step and once a new step has been reached a developer cannot go back to the previous step and make any changes. One of the reasons for this is because the Waterfall model stresses planning and strict documentation. Any changes to a previous step can only be accomplished by going back to the beginning of the waterfall and starting the design process over again.</text:span></text:p>
      <text:p text:style-name="P28"><text:span text:style-name="T8">As the </text:span><text:span text:style-name="T12">w</text:span><text:span text:style-name="T8">aterfall model follows a strict design and end date, the </text:span><text:span text:style-name="T13">model</text:span><text:span text:style-name="T8"> would be useful for a developer when the client has a specific picture of how the software needs to be and built within a specific time frame. </text:span></text:p>
      <text:p text:style-name="P28"><text:span text:style-name="T14"><text:tab/>The Agile model takes a more circular approach software design. Like in the waterfall model there are multiple steps to this approach, define requirements, plan, development, customer feedback/deliver product). Th</text:span><text:span text:style-name="T23">e</text:span><text:span text:style-name="T14"> Agile system is based off of four key points that differ from </text:span><text:span text:style-name="T23">the waterfall</text:span><text:span text:style-name="T14"> methods of development, “</text:span><text:span text:style-name="T15">individuals and interactions over processes and tools, </text:span><text:span text:style-name="T14">w</text:span><text:span text:style-name="T1">orking software over comprehensive documentation, customer collaboration over contract negotiation, and r</text:span><text:span text:style-name="T15">esponding to change over following a plan” </text:span><text:span text:style-name="T23">(Beck, Kent; et al, 2001)</text:span><text:span text:style-name="T15">.</text:span><text:span text:style-name="T14"> Each of these steps is performed multiple times. The requirements step is where a team figured out what they will focus on for this iteration of the loop. This can be anything from creating a database to getting the user interface up and running. Next the team plans out how this will get done in a short, reasonable amount of time. The development step, also known as a sprint, is where the team creates whatever they were planning to. Next they get customer feedback (if possible) and show what they have done to their superior to see if any feedback is given. This process is then repeated over and over again until the development of the system is finished. This model is very useful for teams because there is a lot of communication happening between individuals and everyone knows where everyone else stands on their assignment. This allows the team to help anyone who is struggling and to reduce stressful situations. </text:span></text:p>
      <text:p text:style-name="P29"><text:span text:style-name="T2"><text:tab/></text:span><text:span text:style-name="T16">While both the waterfall method and agile methods of development seem vastly different they do share a few </text:span><text:span text:style-name="T24">things </text:span><text:span text:style-name="T16">in common. Both systems have similar stages throughout development. Both feature a define requirements stage where the outline of what need to be done is created. A planning and implementation stage is the main part in both systems because this is the coding work gets done. In agile the testing is done within this stage while in waterfall the testing has its own. Maintenance is then both needed on the final product as it is on all software. While they achieve it in different ways, both systems of development share a common a goal, to create the best possible product for the customer and the client. </text:span></text:p>
      <text:p text:style-name="P22"><text:tab/>One key difference between the two <text:span text:style-name="T6">models</text:span> <text:span text:style-name="T5">is how feedback is utilized. Due to the linearity of development the waterfall model does not allow for a change in requirements because no feedback is given or provides no guidance on how the feedback can be addressed. For example, if an unexpected problem occurs during development (such as losing development personnel) there may be limited resources or a plan in place to mitigate the problem. The Agile model provides a solution to this.</text:span></text:p>
      <text:p text:style-name="P30"><text:span text:style-name="T8">As work is done in sprints </text:span><text:span text:style-name="T18">in the agile model</text:span><text:span text:style-name="T8">, at the end of each sprint the project priorities can be evaluated taking into account feedback from the development team </text:span><text:span text:style-name="T19">(such as through continuous </text:span><text:soft-page-break/><text:span text:style-name="T19">integration) </text:span><text:span text:style-name="T8">and the customer before the next sprint is acted upon. This </text:span><text:span text:style-name="T20">model</text:span><text:span text:style-name="T8"> allows the customer to have a product that suits their evolving needs and </text:span><text:span text:style-name="T21">is </text:span><text:span text:style-name="T8">fit for purpose. </text:span></text:p>
      <text:p text:style-name="P30"><text:span text:style-name="T22">Another key difference is the sequential and iterative approach to software development. With a sequential approach the completed date of a project cannot be changed until the latter stages of development. With the agile model the end date can be assessed after each sprint increasing uncertainty for when the project will be completed. </text:span><text:span text:style-name="T17">Developing software in a sequential style also means that the project needs to be heavily documented to foresee any potential delays and agree on </text:span><text:span text:style-name="T10">a completion date for </text:span><text:span text:style-name="T17">the customer. </text:span><text:span text:style-name="T11">The more planning involved it is easier to guesstimate how long the project will take</text:span></text:p>
      <text:p text:style-name="P23"><text:tab/>In choosing which model to use for a software project you need to take into account a number of factors. If an organization feels that technology and business markets are changing rapidly and that software development should match this trend then the Agile model should be chosen for a project as agile is better for larger teams and customer who having evolving needs.</text:p>
      <text:p text:style-name="P24">Although, if requirements will remain unchanged throughout the project or the project is very simple <text:span text:style-name="T34">or has groups which do not overlap </text:span>then the waterfall model would be more suitable. <text:span text:style-name="T26">Also, for those new to software development the waterfall model may be easier to understand and “often teams feel more comfortable with this approach” (Bowes, 2014). This argument is supported by VersionOne (2014) who discovered that the barrier to further agile development in companies are the “inability to change organizational culture”.</text:span></text:p>
      <text:p text:style-name="P25">However, usually software projects are not simple and the most used model seems to be agile according to VersionOne as 88% of respondents to their survey said their organisation were practising agile development up from 80% in 2011.</text:p>
      <text:p text:style-name="P26"><text:span text:style-name="T33">Therefore it can be argued that both models have their strengths and weaknesses and c</text:span>hoosing which model is the right one for a project should be based on the context of the project.</text:p>
      <text:p text:style-name="P26"/>
      <text:p text:style-name="P36"/>
      <text:p text:style-name="P31">Bibliography</text:p>
      <text:p text:style-name="P31"/>
      <text:p text:style-name="P27">Beck, Kent; et al, Agilemanifesto.org, (2001). Manifesto for Agile Software Development. [online] Available at: http://agilemanifesto.org/ [Accessed 25 Oct. 2015].</text:p>
      <text:p text:style-name="P32"/>
      <text:p text:style-name="P34"><text:span text:style-name="T9">Bowes, J. (2014). </text:span><text:span text:style-name="T30">Agile vs Waterfall - Comparing project management methods.</text:span><text:span text:style-name="T9"> [online] Manifesto. Available at: http://manifesto.co.uk/agile-vs-waterfall-comparing-project-management-methodologies/ [Accessed 24 Oct. 2015].</text:span></text:p>
      <text:p text:style-name="P34"/>
      <text:p text:style-name="P34"><text:span text:style-name="T9">VersionOne (2014). </text:span><text:span text:style-name="T30">8</text:span><text:span text:style-name="T27">th</text:span><text:span text:style-name="T30"> Annual State of Agile Survey </text:span><text:span text:style-name="T31">[pdf]. </text:span><text:span text:style-name="T32">Available at: https://www.versionone.com/pdf/2013-state-of-agile-survey.pdf [Accessed 24</text:span><text:span text:style-name="T28">th</text:span><text:span text:style-name="T32"> Oct.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5T22:14:02.612494477</dc:date>
    <meta:generator>LibreOffice/4.2.8.2$Linux_X86_64 LibreOffice_project/420m0$Build-2</meta:generator>
    <meta:editing-duration>PT2H12M5S</meta:editing-duration>
    <meta:editing-cycles>50</meta:editing-cycles>
    <dc:creator>G. Allen</dc:creator>
    <meta:document-statistic meta:table-count="0" meta:image-count="0" meta:object-count="0" meta:page-count="4" meta:paragraph-count="22" meta:word-count="1180" meta:character-count="7342" meta:non-whitespace-character-count="6171"/>
  </office:meta>
</office:document-meta>
</file>